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10000003146FD8ED09D13D377.jpg" manifest:media-type="image/jpeg"/>
  <manifest:file-entry manifest:full-path="Pictures/100000000000045A000000317B7B63B2A1D602B8.jpg" manifest:media-type="image/jpeg"/>
  <manifest:file-entry manifest:full-path="Pictures/100000000000041400000035EC7BB7E0AC1D245C.jpg" manifest:media-type="image/jpeg"/>
  <manifest:file-entry manifest:full-path="Pictures/1000000000000412000000305D7024082E9ABBF5.jpg" manifest:media-type="image/jpeg"/>
  <manifest:file-entry manifest:full-path="Pictures/100000000000041600000032196DDF15B07147C8.jpg" manifest:media-type="image/jpeg"/>
  <manifest:file-entry manifest:full-path="Pictures/100000000000041600000033E7602AF84723DDCE.jpg" manifest:media-type="image/jpeg"/>
  <manifest:file-entry manifest:full-path="Pictures/1000000000000416000000318213E5AAAF8D7379.jpg" manifest:media-type="image/jpeg"/>
  <manifest:file-entry manifest:full-path="Pictures/10000000000003F70000003560E9CF9883EC221E.jpg" manifest:media-type="image/jpeg"/>
  <manifest:file-entry manifest:full-path="Pictures/10000000000003F5000000332A6822CBF3E6F26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e" svg:font-family="Libertin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75pt solid #00a933"/>
    </style:style>
    <style:style style:name="Table1.A2" style:family="table-cell">
      <style:table-cell-properties fo:padding="0.0382in" fo:border-left="0.75pt solid #00a933" fo:border-right="0.75pt solid #00a933" fo:border-top="none" fo:border-bottom="0.75pt solid #00a933"/>
    </style:style>
    <style:style style:name="P1" style:family="paragraph" style:parent-style-name="Table_20_Contents">
      <style:paragraph-properties fo:line-height="100%"/>
      <style:text-properties style:font-name="Libertine" fo:font-size="18pt" officeooo:paragraph-rsid="00123f64" style:font-size-asian="18pt" style:font-size-complex="18pt"/>
    </style:style>
    <style:style style:name="P2" style:family="paragraph" style:parent-style-name="Table_20_Contents">
      <style:paragraph-properties fo:line-height="100%"/>
      <style:text-properties fo:font-size="18pt" officeooo:paragraph-rsid="00123f64" style:font-size-asian="18pt" style:font-size-complex="18pt"/>
    </style:style>
    <style:style style:name="P3" style:family="paragraph" style:parent-style-name="Table_20_Contents">
      <style:paragraph-properties fo:line-height="100%"/>
      <style:text-properties style:font-name="Constantia" fo:font-size="18pt" officeooo:rsid="0011a730" officeooo:paragraph-rsid="0011a730" style:font-size-asian="18pt" style:font-size-complex="18pt"/>
    </style:style>
    <style:style style:name="P4" style:family="paragraph" style:parent-style-name="Table_20_Contents">
      <style:paragraph-properties fo:line-height="100%"/>
      <style:text-properties style:font-name="Constantia" fo:font-size="18pt" officeooo:rsid="0015761b" officeooo:paragraph-rsid="0015761b" style:font-size-asian="18pt" style:font-size-complex="18pt"/>
    </style:style>
    <style:style style:name="T1" style:family="text">
      <style:text-properties style:font-name="Constantia" officeooo:rsid="0011a730"/>
    </style:style>
    <style:style style:name="T2" style:family="text">
      <style:text-properties style:font-name="Constantia" officeooo:rsid="00123f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2278973468160">
          <table:table-cell table:style-name="Table1.A1" office:value-type="string">
            <text:p text:style-name="P4"><draw:frame draw:style-name="fr1" draw:name="Image9" text:anchor-type="char" svg:width="6.8484in" svg:height="0.3008in" draw:z-index="8"><draw:image xlink:href="Pictures/100000000000045A000000317B7B63B2A1D602B8.jpg" xlink:type="simple" xlink:show="embed" xlink:actuate="onLoad" draw:mime-type="image/jpeg"/></draw:frame>Test Set</text:p>
          </table:table-cell>
        </table:table-row>
        <table:table-row table:style-name="TableLine2278973468160">
          <table:table-cell table:style-name="Table1.A2" office:value-type="string">
            <text:p text:style-name="P3">Neurons = 10, Epochs = 1, Gibbs sampling steps = 1<draw:frame draw:style-name="fr2" draw:name="Image1" text:anchor-type="char" svg:width="6.8484in" svg:height="0.3472in" draw:z-index="0"><draw:image xlink:href="Pictures/100000000000041400000035EC7BB7E0AC1D245C.jpg" xlink:type="simple" xlink:show="embed" xlink:actuate="onLoad" draw:mime-type="image/jpeg"/></draw:frame></text:p>
          </table:table-cell>
        </table:table-row>
        <table:table-row table:style-name="TableLine2278973462400">
          <table:table-cell table:style-name="Table1.A2" office:value-type="string">
            <text:p text:style-name="P1"><text:span text:style-name="T1">Neurons = 10, Epochs = 1, Gibbs sampling steps = 1</text:span><text:span text:style-name="T2">000</text:span><draw:frame draw:style-name="fr2" draw:name="Image2" text:anchor-type="char" svg:width="6.8484in" svg:height="0.3335in" draw:z-index="1"><draw:image xlink:href="Pictures/100000000000041600000033E7602AF84723DDCE.jpg" xlink:type="simple" xlink:show="embed" xlink:actuate="onLoad" draw:mime-type="image/jpeg"/></draw:frame></text:p>
          </table:table-cell>
        </table:table-row>
        <table:table-row table:style-name="TableLine2278973458944">
          <table:table-cell table:style-name="Table1.A2" office:value-type="string">
            <text:p text:style-name="P2"><text:span text:style-name="T2">N</text:span><text:span text:style-name="T1">eurons = 10, Epochs = 1</text:span><text:span text:style-name="T2">0</text:span><text:span text:style-name="T1">, Gibbs sampling steps = 1</text:span><draw:frame draw:style-name="fr2" draw:name="Image3" text:anchor-type="char" svg:width="6.8484in" svg:height="0.322in" draw:z-index="2"><draw:image xlink:href="Pictures/10000000000004110000003146FD8ED09D13D377.jpg" xlink:type="simple" xlink:show="embed" xlink:actuate="onLoad" draw:mime-type="image/jpeg"/></draw:frame></text:p>
          </table:table-cell>
        </table:table-row>
        <table:table-row table:style-name="TableLine2278973463552">
          <table:table-cell table:style-name="Table1.A2" office:value-type="string">
            <text:p text:style-name="P2"><text:span text:style-name="T1">Neurons = 10, Epochs = 1</text:span><text:span text:style-name="T2">0</text:span><text:span text:style-name="T1">, Gibbs sampling steps = 1</text:span><text:span text:style-name="T2">000</text:span><draw:frame draw:style-name="fr2" draw:name="Image4" text:anchor-type="char" svg:width="6.8484in" svg:height="0.3272in" draw:z-index="3"><draw:image xlink:href="Pictures/100000000000041600000032196DDF15B07147C8.jpg" xlink:type="simple" xlink:show="embed" xlink:actuate="onLoad" draw:mime-type="image/jpeg"/></draw:frame></text:p>
          </table:table-cell>
        </table:table-row>
        <table:table-row table:style-name="TableLine2278973471616">
          <table:table-cell table:style-name="Table1.A2" office:value-type="string">
            <text:p text:style-name="P1"><text:span text:style-name="T1">Neurons = </text:span><text:span text:style-name="T2">4</text:span><text:span text:style-name="T1">0, Epochs = 1, Gibbs sampling steps = 1</text:span><draw:frame draw:style-name="fr2" draw:name="Image5" text:anchor-type="char" svg:width="6.8484in" svg:height="0.3201in" draw:z-index="4"><draw:image xlink:href="Pictures/1000000000000416000000318213E5AAAF8D7379.jpg" xlink:type="simple" xlink:show="embed" xlink:actuate="onLoad" draw:mime-type="image/jpeg"/></draw:frame></text:p>
          </table:table-cell>
        </table:table-row>
        <table:table-row table:style-name="TableLine2278973470752">
          <table:table-cell table:style-name="Table1.A2" office:value-type="string">
            <text:p text:style-name="P1"><text:span text:style-name="T2">N</text:span><text:span text:style-name="T1">eurons = </text:span><text:span text:style-name="T2">4</text:span><text:span text:style-name="T1">0, Epochs = 1, Gibbs sampling steps = 1</text:span><text:span text:style-name="T2">000</text:span><draw:frame draw:style-name="fr2" draw:name="Image6" text:anchor-type="char" svg:width="6.8484in" svg:height="0.3154in" draw:z-index="5"><draw:image xlink:href="Pictures/1000000000000412000000305D7024082E9ABBF5.jpg" xlink:type="simple" xlink:show="embed" xlink:actuate="onLoad" draw:mime-type="image/jpeg"/></draw:frame></text:p>
          </table:table-cell>
        </table:table-row>
        <table:table-row table:style-name="TableLine2278973463840">
          <table:table-cell table:style-name="Table1.A2" office:value-type="string">
            <text:p text:style-name="P2"><text:span text:style-name="T2">N</text:span><text:span text:style-name="T1">eurons = </text:span><text:span text:style-name="T2">4</text:span><text:span text:style-name="T1">0, Epochs = 1</text:span><text:span text:style-name="T2">0</text:span><text:span text:style-name="T1">, Gibbs sampling steps = 1</text:span><draw:frame draw:style-name="fr2" draw:name="Image7" text:anchor-type="char" svg:width="6.8484in" svg:height="0.3571in" draw:z-index="6"><draw:image xlink:href="Pictures/10000000000003F70000003560E9CF9883EC221E.jpg" xlink:type="simple" xlink:show="embed" xlink:actuate="onLoad" draw:mime-type="image/jpeg"/></draw:frame></text:p>
          </table:table-cell>
        </table:table-row>
        <table:table-row table:style-name="TableLine2278973464704">
          <table:table-cell table:style-name="Table1.A2" office:value-type="string">
            <text:p text:style-name="P2"><text:span text:style-name="T2">N</text:span><text:span text:style-name="T1">eurons = </text:span><text:span text:style-name="T2">4</text:span><text:span text:style-name="T1">0, Epochs = 1</text:span><text:span text:style-name="T2">0</text:span><text:span text:style-name="T1">, Gibbs sampling steps = 1</text:span><text:span text:style-name="T2">000</text:span><draw:frame draw:style-name="fr2" draw:name="Image8" text:anchor-type="char" svg:width="6.8484in" svg:height="0.3445in" draw:z-index="7"><draw:image xlink:href="Pictures/10000000000003F5000000332A6822CBF3E6F26F.jpg" xlink:type="simple" xlink:show="embed" xlink:actuate="onLoad" draw:mime-type="image/jpe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e" svg:font-family="Libertin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19:34:33.534000000</meta:creation-date>
    <dc:date>2022-08-21T21:17:31.149000000</dc:date>
    <meta:editing-duration>PT3M51S</meta:editing-duration>
    <meta:editing-cycles>3</meta:editing-cycles>
    <meta:generator>LibreOffice/7.3.4.2$Windows_X86_64 LibreOffice_project/728fec16bd5f605073805c3c9e7c4212a0120dc5</meta:generator>
    <meta:document-statistic meta:table-count="1" meta:image-count="9" meta:object-count="0" meta:page-count="1" meta:paragraph-count="9" meta:word-count="90" meta:character-count="424" meta:non-whitespace-character-count="343"/>
  </office:meta>
</office:document-meta>
</file>